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97b" officeooo:paragraph-rsid="001d6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photo:</text:p>
      <text:p text:style-name="P1">i1970299923.jpe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4:43:18.102040406</meta:creation-date>
    <dc:date>2024-10-04T14:43:32.390747752</dc:date>
    <meta:editing-duration>PT14S</meta:editing-duration>
    <meta:editing-cycles>1</meta:editing-cycles>
    <meta:document-statistic meta:table-count="0" meta:image-count="0" meta:object-count="0" meta:page-count="1" meta:paragraph-count="2" meta:word-count="3" meta:character-count="27" meta:non-whitespace-character-count="26"/>
    <meta:generator>LibreOffice/7.3.7.2$Linux_X86_64 LibreOffice_project/30$Build-2</meta:generator>
  </office:meta>
</office:document-meta>
</file>